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868c0" officeooo:paragraph-rsid="001868c0"/>
    </style:style>
    <style:style style:name="P2" style:family="paragraph" style:parent-style-name="Text_20_body">
      <style:text-properties officeooo:rsid="001b3f19" officeooo:paragraph-rsid="001b3f19"/>
    </style:style>
    <style:style style:name="P3" style:family="paragraph" style:parent-style-name="Text_20_body">
      <style:text-properties officeooo:rsid="001b4210" officeooo:paragraph-rsid="001b4210"/>
    </style:style>
    <style:style style:name="P4" style:family="paragraph" style:parent-style-name="Text_20_body">
      <style:text-properties officeooo:rsid="001c9c94" officeooo:paragraph-rsid="001c9c94"/>
    </style:style>
    <style:style style:name="P5" style:family="paragraph" style:parent-style-name="Text_20_body">
      <style:text-properties officeooo:rsid="001f954b" officeooo:paragraph-rsid="001f954b"/>
    </style:style>
    <style:style style:name="P6" style:family="paragraph" style:parent-style-name="Text_20_body">
      <style:text-properties officeooo:rsid="002019a2" officeooo:paragraph-rsid="002019a2"/>
    </style:style>
    <style:style style:name="P7" style:family="paragraph" style:parent-style-name="Text_20_body">
      <style:text-properties officeooo:rsid="00209ce3" officeooo:paragraph-rsid="00209ce3"/>
    </style:style>
    <style:style style:name="P8" style:family="paragraph" style:parent-style-name="Text_20_body">
      <style:text-properties officeooo:rsid="0021f15e" officeooo:paragraph-rsid="0021f15e"/>
    </style:style>
    <style:style style:name="P9" style:family="paragraph" style:parent-style-name="Title">
      <style:text-properties officeooo:rsid="00173feb" officeooo:paragraph-rsid="00173feb"/>
    </style:style>
    <style:style style:name="P10" style:family="paragraph" style:parent-style-name="Heading_20_3">
      <style:text-properties officeooo:rsid="001b3f19" officeooo:paragraph-rsid="001b3f19"/>
    </style:style>
    <style:style style:name="P11" style:family="paragraph" style:parent-style-name="Heading_20_1">
      <style:text-properties officeooo:rsid="001f954b" officeooo:paragraph-rsid="001f954b"/>
    </style:style>
    <style:style style:name="P12" style:family="paragraph" style:parent-style-name="Heading_20_1">
      <style:text-properties officeooo:rsid="002019a2" officeooo:paragraph-rsid="002019a2"/>
    </style:style>
    <style:style style:name="P13" style:family="paragraph" style:parent-style-name="Heading_20_1">
      <style:text-properties officeooo:rsid="00209ce3" officeooo:paragraph-rsid="00209ce3"/>
    </style:style>
    <style:style style:name="T1" style:family="text">
      <style:text-properties officeooo:rsid="001932ac"/>
    </style:style>
    <style:style style:name="T2" style:family="text">
      <style:text-properties officeooo:rsid="001ab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s statements en SQL</text:p>
      <text:p text:style-name="P1">Pour le prochain cours : implanter la modélisation du CNSM en SQL. Lire aussi les liens <text:span text:style-name="T2">de document de son truc architecte.sql. </text:span></text:p>
      <text:p text:style-name="P1">La table rowid table est une table propre à SQLite. <text:span text:style-name="T1">C’est une véritable clé primaire en SQLite, qu’il colle obligatoirement, même si on met nous même une clé primaire.</text:span></text:p>
      <text:p text:style-name="P1"/>
      <text:p text:style-name="P3">La doc SQLite : <text:a xlink:type="simple" xlink:href="https://www.sqlite.org/docs.html" text:style-name="Internet_20_link" text:visited-style-name="Visited_20_Internet_20_Link">https://www.sqlite.org/docs.html</text:a></text:p>
      <text:p text:style-name="P3"/>
      <text:p text:style-name="P4">Créer une table : <text:a xlink:type="simple" xlink:href="https://www.sqlite.org/lang_createtable.html" text:style-name="Internet_20_link" text:visited-style-name="Visited_20_Internet_20_Link">https://www.sqlite.org/lang_createtable.html</text:a></text:p>
      <text:p text:style-name="P4"/>
      <text:h text:style-name="P10" text:outline-level="3">Ouvrir la base de données :</text:h>
      <text:p text:style-name="P2">Soit on copie colle le script SQL dans db browser, soit on ouvre directement la base de données.</text:p>
      <text:p text:style-name="P2"/>
      <text:h text:style-name="P11" text:outline-level="1">Not null</text:h>
      <text:p text:style-name="P5">Not null ne signifie pas qu’il va nous forcer à remplir un champ, c’est plutôt qu’il va interdire l’absence de valeur, qu’il n’y a pas de valeurs à rentrer, il n’y a pas de valeurs à associer aux champs. </text:p>
      <text:p text:style-name="P8">Null est différent de 0. Null c’est l’absence de valeurs, et non pas la valeur vide. </text:p>
      <text:h text:style-name="P12" text:outline-level="1">Select</text:h>
      <text:p text:style-name="P6">Select permet de rechercher une valeur dans une table. </text:p>
      <text:p text:style-name="P6"/>
      <text:h text:style-name="P13" text:outline-level="1">Length</text:h>
      <text:p text:style-name="P7">Length permet de compter les caractères d’une chaîne de caractè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5:03:40.528066828</meta:creation-date>
    <dc:date>2020-01-13T16:21:00.266725689</dc:date>
    <meta:editing-duration>PT1H4M2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67" meta:character-count="980" meta:non-whitespace-character-count="822"/>
  </office:meta>
</office:document-meta>
</file>